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115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116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9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5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6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04">Default program (1_first_project\Example_1.hex)</text:p>
      <text:p text:style-name="P104">I2C_TX_328_check()</text:p>
      <text:p text:style-name="P104"><text:tab/>1 for OS version<text:tab/><text:span text:style-name="T19">Mistakes in the data noted here</text:span> </text:p>
      <text:p text:style-name="P104"><text:tab/>2 for system data</text:p>
      <text:p text:style-name="P104"><text:tab/>3 Message from the OS (x to escape)<text:tab/><text:tab/><text:span text:style-name="T57">V1_CC fails (always prints Hello World)</text:span></text:p>
      <text:p text:style-name="P104"><text:tab/>4 Default project</text:p>
      <text:p text:style-name="P104"><text:tab/>0 to escape</text:p>
      <text:p text:style-name="P104"/>
      <text:p text:style-name="P113">Recompile everything</text:p>
      <text:p text:style-name="P113"/>
      <text:p text:style-name="P113">Version 1</text:p>
      <text:p text:style-name="P113"/>
      <text:p text:style-name="P114">Mini-OS_V27_CA<text:tab/></text:p>
      <text:p text:style-name="P114">2_pcb_Bootloader_V4_29_CA</text:p>
      <text:p text:style-name="P114"/>
      <text:p text:style-name="P114">Mini-OS_V28_CC<text:tab/></text:p>
      <text:p text:style-name="P114">2_pcb_Bootloader_V4_30_CC</text:p>
      <text:p text:style-name="P114"/>
      <text:p text:style-name="P116"><text:soft-page-break/>Version 2</text:p>
      <text:p text:style-name="P116"/>
      <text:p text:style-name="P115">Mini-OS_V29_CA<text:tab/></text:p>
      <text:p text:style-name="P115">2_pcb_Bootloader_V4_31_C<text:span text:style-name="T57">A</text:span></text:p>
      <text:p text:style-name="P114"/>
      <text:p text:style-name="P115">Mini-OS_V30_CC</text:p>
      <text:p text:style-name="P112">2_pcb_Bootloader_V4_32_CC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6T20:21:53.369000000</dc:date>
    <meta:editing-duration>PT19H13M46S</meta:editing-duration>
    <meta:editing-cycles>61</meta:editing-cycles>
    <meta:document-statistic meta:table-count="0" meta:image-count="0" meta:object-count="0" meta:page-count="9" meta:paragraph-count="319" meta:word-count="1229" meta:character-count="8747" meta:non-whitespace-character-count="7613"/>
  </office:meta>
</office:document-meta>
</file>